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d2040" officeooo:paragraph-rsid="001d2040"/>
    </style:style>
    <style:style style:name="P2" style:family="paragraph" style:parent-style-name="Standard">
      <style:paragraph-properties fo:break-before="page"/>
      <style:text-properties style:font-name="Ubuntu" officeooo:rsid="001d2040" officeooo:paragraph-rsid="001d20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generator (C++)</text:p>
      <text:p text:style-name="P1">#include &lt;iostream&gt;</text:p>
      <text:p text:style-name="P1">#include &lt;cstdio&gt;</text:p>
      <text:p text:style-name="P1">#include &lt;cstring&gt;</text:p>
      <text:p text:style-name="P1">#include &lt;ctime&gt;</text:p>
      <text:p text:style-name="P1">#include &lt;random&gt;</text:p>
      <text:p text:style-name="P1">#include &lt;algorithm&gt;</text:p>
      <text:p text:style-name="P1"/>
      <text:p text:style-name="P1">#define MAXN 10005</text:p>
      <text:p text:style-name="P1">#define ri register int</text:p>
      <text:p text:style-name="P1">#define int ll</text:p>
      <text:p text:style-name="P1"/>
      <text:p text:style-name="P1">typedef long long ll;</text:p>
      <text:p text:style-name="P1"/>
      <text:p text:style-name="P1">const int N = 5000;</text:p>
      <text:p text:style-name="P1"/>
      <text:p text:style-name="P1">using namespace std;</text:p>
      <text:p text:style-name="P1"/>
      <text:p text:style-name="P1">int curt[MAXN], newt[MAXN];</text:p>
      <text:p text:style-name="P1">int curh[MAXN], newh[MAXN];</text:p>
      <text:p text:style-name="P1">int cura[MAXN], newa[MAXN];</text:p>
      <text:p text:style-name="P1">int curp[MAXN], newp[MAXN];</text:p>
      <text:p text:style-name="P1">int people[MAXN];</text:p>
      <text:p text:style-name="P1">int sum = 0;</text:p>
      <text:p text:style-name="P1"/>
      <text:p text:style-name="P1">inline int read_int()</text:p>
      <text:p text:style-name="P1">{</text:p>
      <text:p text:style-name="P1"><text:tab/>register int ret = 0, f = 1; register char c = getchar();</text:p>
      <text:p text:style-name="P1"><text:tab/>while(c &lt; '0' || c &gt; '9') {if(c == '-') f = -1; c = getchar();}</text:p>
      <text:p text:style-name="P1"><text:tab/>while(c &gt;= '0' &amp;&amp; c &lt;= '9') {ret = (ret &lt;&lt; 1) + (ret &lt;&lt; 3) + int(c - 48); c = getchar();}</text:p>
      <text:p text:style-name="P1"><text:tab/>return ret * f;</text:p>
      <text:p text:style-name="P1">}</text:p>
      <text:p text:style-name="P1"/>
      <text:p text:style-name="P1">inline void file()</text:p>
      <text:p text:style-name="P1">{</text:p>
      <text:p text:style-name="P1"><text:tab/>freopen("H.csv", "r", stdin);</text:p>
      <text:p text:style-name="P1"><text:tab/>freopen("testdata.in", "w", stdout);</text:p>
      <text:p text:style-name="P1">}</text:p>
      <text:p text:style-name="P1"/>
      <text:p text:style-name="P1">signed main()</text:p>
      <text:p text:style-name="P1">{</text:p>
      <text:p text:style-name="P1"><text:tab/>//Vancouver</text:p>
      <text:p text:style-name="P1"><text:tab/>file();</text:p>
      <text:p text:style-name="P1"><text:tab/>srand(time(NULL));</text:p>
      <text:p text:style-name="P1"><text:tab/>default_random_engine e1, e2;</text:p>
      <text:p text:style-name="P1"><text:tab/>normal_distribution &lt;double&gt; H(75, 5);</text:p>
      <text:p text:style-name="P1"><text:tab/>normal_distribution &lt;double&gt; T(24, 0.3);</text:p>
      <text:p text:style-name="P1"><text:tab/>for(ri i = 1; i &lt;= N; i++)</text:p>
      <text:p text:style-name="P1"><text:tab/>{</text:p>
      <text:p text:style-name="P1"><text:tab/><text:tab/>cin &gt;&gt; curh[i];</text:p>
      <text:p text:style-name="P1"><text:tab/><text:tab/>if(curh[i] &lt; 70)</text:p>
      <text:p text:style-name="P1"><text:tab/><text:tab/><text:tab/>newh[i] = 70;</text:p>
      <text:p text:style-name="P1"><text:soft-page-break/><text:tab/><text:tab/>else</text:p>
      <text:p text:style-name="P1"><text:tab/><text:tab/><text:tab/>newh[i] = 59;</text:p>
      <text:p text:style-name="P1"><text:tab/>}</text:p>
      <text:p text:style-name="P1"><text:tab/>fclose(stdin);</text:p>
      <text:p text:style-name="P1"><text:tab/>freopen("T.csv", "r", stdin);</text:p>
      <text:p text:style-name="P1"><text:tab/>for(ri i = 1; i &lt;= N; i++)</text:p>
      <text:p text:style-name="P1"><text:tab/>{</text:p>
      <text:p text:style-name="P1"><text:tab/><text:tab/>double tmp;</text:p>
      <text:p text:style-name="P1"><text:tab/><text:tab/>cin &gt;&gt; tmp;</text:p>
      <text:p text:style-name="P1"><text:tab/><text:tab/>tmp -= 272.15;</text:p>
      <text:p text:style-name="P1"><text:tab/><text:tab/>curt[i] = int(tmp + 0.5);</text:p>
      <text:p text:style-name="P1"><text:tab/><text:tab/>sum += curt[i];</text:p>
      <text:p text:style-name="P1"><text:tab/>}</text:p>
      <text:p text:style-name="P1"><text:tab/>ri cnt = 0;</text:p>
      <text:p text:style-name="P1"><text:tab/>for(ri i = 1; i &lt;= N; i++)</text:p>
      <text:p text:style-name="P1"><text:tab/>{</text:p>
      <text:p text:style-name="P1"><text:tab/><text:tab/>if(curt[i] * N &lt; sum)</text:p>
      <text:p text:style-name="P1"><text:tab/><text:tab/><text:tab/>newt[i] = 30;</text:p>
      <text:p text:style-name="P1"><text:tab/><text:tab/>else</text:p>
      <text:p text:style-name="P1"><text:tab/><text:tab/><text:tab/>newt[i] = 20;</text:p>
      <text:p text:style-name="P1"><text:tab/>}</text:p>
      <text:p text:style-name="P1"><text:tab/>fclose(stdin);</text:p>
      <text:p text:style-name="P1"><text:tab/>default_random_engine e3, e4;</text:p>
      <text:p text:style-name="P1"><text:tab/>normal_distribution &lt;double&gt; S(50, 10);</text:p>
      <text:p text:style-name="P1"><text:tab/>normal_distribution &lt;double&gt; L(300, 20);</text:p>
      <text:p text:style-name="P1"><text:tab/>for(ri i = 1; i &lt;= N; i++)</text:p>
      <text:p text:style-name="P1"><text:tab/>{</text:p>
      <text:p text:style-name="P1"><text:tab/><text:tab/>ri opt = rand() % 20;</text:p>
      <text:p text:style-name="P1"><text:tab/><text:tab/>if(opt == 0)</text:p>
      <text:p text:style-name="P1"><text:tab/><text:tab/><text:tab/>curp[i] = int(L(e3) + 0.5);</text:p>
      <text:p text:style-name="P1"><text:tab/><text:tab/>else</text:p>
      <text:p text:style-name="P1"><text:tab/><text:tab/><text:tab/>curp[i] = int(S(e4) + 0.5);</text:p>
      <text:p text:style-name="P1"><text:tab/><text:tab/>newp[i] = curp[i] &gt;= 100 ? 1 : 0;</text:p>
      <text:p text:style-name="P1"><text:tab/>}</text:p>
      <text:p text:style-name="P1"><text:tab/>for(ri i = 1; i &lt;= N; i++)</text:p>
      <text:p text:style-name="P1"><text:tab/><text:tab/>cura[i] = rand() % 5 == 0 ? 3 : rand() % 2, newa[i] = cura[i] &gt;= 2 ? 1 : 0;</text:p>
      <text:p text:style-name="P1"><text:tab/>puts("4 4");</text:p>
      <text:p text:style-name="P1"><text:tab/>for(ri i = 1; i &lt;= N; i++)</text:p>
      <text:p text:style-name="P1"><text:tab/><text:tab/>printf("%lld %lld %lld %lld %lld %lld %lld %lld\n", curt[i], curh[i], cura[i], curp[i], newt[i], newh[i], newa[i], newp[i]);</text:p>
      <text:p text:style-name="P1"><text:tab/>return 0;</text:p>
      <text:p text:style-name="P1">}</text:p>
      <text:p text:style-name="P2">Back Propagation neuron network (Python)</text:p>
      <text:p text:style-name="P1">import tensorflow as tf</text:p>
      <text:p text:style-name="P1">from time import time</text:p>
      <text:p text:style-name="P1">import numpy as np</text:p>
      <text:p text:style-name="P1">from random import randint</text:p>
      <text:p text:style-name="P1">from os import system</text:p>
      <text:p text:style-name="P1">#from draw import acc_draw</text:p>
      <text:p text:style-name="P1"/>
      <text:p text:style-name="P1">HLAYERS = [100, 100]</text:p>
      <text:p text:style-name="P1">BATCH_SIZE_MIN = 20</text:p>
      <text:p text:style-name="P1">BATCH_RATIO = 0.015 </text:p>
      <text:p text:style-name="P1">TRAINING_STEPS = 10000</text:p>
      <text:p text:style-name="P1">TRAINSET_RATIO = 0.8</text:p>
      <text:p text:style-name="P1"/>
      <text:p text:style-name="P1">LEARNING_RATE_BASE = 0.003</text:p>
      <text:p text:style-name="P1">LEARNING_RATE_DECAY = <text:s/>0.8</text:p>
      <text:p text:style-name="P1">REGULARIZATION_RATE = 0.0001</text:p>
      <text:p text:style-name="P1">MOVING_AVERAGE_DECAY = 0.99</text:p>
      <text:p text:style-name="P1"/>
      <text:p text:style-name="P1">FILE = 'testdata.in'</text:p>
      <text:p text:style-name="P1">INDEX = [0, 1]</text:p>
      <text:p text:style-name="P1">NAME = 'test-{mode}-{t}'.format(mode=INDEX, t=time())</text:p>
      <text:p text:style-name="P1"/>
      <text:p text:style-name="P1">def get_data(fil, index):</text:p>
      <text:p text:style-name="P1"><text:s text:c="4"/>with open(fil, "r") as f:</text:p>
      <text:p text:style-name="P1"><text:s text:c="8"/>raw = f.read().split("\n")</text:p>
      <text:p text:style-name="P1"><text:s text:c="4"/>print(raw)</text:p>
      <text:p text:style-name="P1"><text:s text:c="4"/>data_raw = [[eval(y) for y in x.split(' ')] for x in raw[:-1]]</text:p>
      <text:p text:style-name="P1"><text:s text:c="4"/>print(data_raw)</text:p>
      <text:p text:style-name="P1"><text:s text:c="4"/>numx = data_raw[0][0]</text:p>
      <text:p text:style-name="P1"><text:s text:c="4"/>print(numx)</text:p>
      <text:p text:style-name="P1"><text:s text:c="4"/>y_ = [x[index+numx] for x in data_raw[1:]]</text:p>
      <text:p text:style-name="P1"><text:s text:c="4"/>print(y_)</text:p>
      <text:p text:style-name="P1"><text:s text:c="4"/>yd = max(y_) - min(y_)</text:p>
      <text:p text:style-name="P1"><text:s text:c="4"/>ymin = min(y_)</text:p>
      <text:p text:style-name="P1"><text:s text:c="4"/>dataset = [[tuple(x[0:numx]), tuple([int(i==(x[index+numx]-ymin)) for i in range(yd+1)])] for x in data_raw[1:]]</text:p>
      <text:p text:style-name="P1"><text:s text:c="4"/>print(dataset)</text:p>
      <text:p text:style-name="P1"><text:s text:c="4"/>return dataset #return get_dataset(dataset, len(dataset))</text:p>
      <text:p text:style-name="P1"/>
      <text:p text:style-name="P1">def get_dataset(dataset, num):</text:p>
      <text:p text:style-name="P1"><text:s text:c="4"/>out = []</text:p>
      <text:p text:style-name="P1"><text:s text:c="4"/>while not len(out) == num:</text:p>
      <text:p text:style-name="P1"><text:s text:c="7"/>temp = randint(0, len(dataset)-1)</text:p>
      <text:p text:style-name="P1"><text:s text:c="7"/>if not temp in out:</text:p>
      <text:p text:style-name="P1"><text:s text:c="11"/>out.append(temp)</text:p>
      <text:p text:style-name="P1"><text:s text:c="4"/>return [dataset[x] for x in out]</text:p>
      <text:p text:style-name="P1"/>
      <text:p text:style-name="P1">def inference(input_tensor, avg_class, weights):</text:p>
      <text:p text:style-name="P1"><text:s text:c="4"/>if None == avg_class:</text:p>
      <text:p text:style-name="P1"><text:s text:c="8"/>'''</text:p>
      <text:p text:style-name="P1"><text:s text:c="8"/>layer1 = tf.nn.relu(tf.matmul(input_tensor, weights1) + biases1)</text:p>
      <text:p text:style-name="P1"><text:soft-page-break/><text:s text:c="8"/>return tf.matmul(layer1, weights2) + biases2</text:p>
      <text:p text:style-name="P1"><text:s text:c="8"/>'''</text:p>
      <text:p text:style-name="P1"><text:s text:c="8"/>output_tensor = tf.nn.relu(tf.matmul(input_tensor, weights[0][0]) + weights[1][0])</text:p>
      <text:p text:style-name="P1"><text:s text:c="8"/>for i in range(1, len(weights) - 1):</text:p>
      <text:p text:style-name="P1"><text:s text:c="12"/>output_tensor = tf.nn.relu(tf.matmul(output_tensor, weights[0][i]) + weights[1][i])</text:p>
      <text:p text:style-name="P1"><text:s text:c="8"/>return tf.matmul(output_tensor, weights[0][-1]) + weights[1][-1]</text:p>
      <text:p text:style-name="P1"><text:s text:c="4"/>else:</text:p>
      <text:p text:style-name="P1"><text:s text:c="8"/>'''</text:p>
      <text:p text:style-name="P1"><text:s text:c="8"/>layer1 = tf.nn.relu(tf.matmul(input_tensor, avg_class.average(weights1)) + avg_class.average(biases1))</text:p>
      <text:p text:style-name="P1"><text:s text:c="8"/>return tf.matmul(layer1, avg_class.average(weights2)) + avg_class.average(biases2)</text:p>
      <text:p text:style-name="P1"><text:s text:c="8"/>'''</text:p>
      <text:p text:style-name="P1"><text:s text:c="8"/>output_tensor = tf.nn.relu(tf.matmul(input_tensor, avg_class.average(weights[0][0])) + avg_class.average(weights[1][0]))</text:p>
      <text:p text:style-name="P1"><text:s text:c="8"/>for i in range(1, len(weights) - 1):</text:p>
      <text:p text:style-name="P1"><text:s text:c="12"/>output_tensor = tf.nn.relu(tf.matmul(output_tensor, avg_class.average(weights[0][i])) + avg_class.average(weights[1][i]))</text:p>
      <text:p text:style-name="P1"><text:s text:c="8"/>return tf.matmul(output_tensor, avg_class.average(weights[0][-1])) + avg_class.average(weights[1][-1])</text:p>
      <text:p text:style-name="P1"/>
      <text:p text:style-name="P1">def zfy_bp(dataset, name):</text:p>
      <text:p text:style-name="P1"><text:s text:c="4"/>DATA_NUM = len(dataset)</text:p>
      <text:p text:style-name="P1"><text:s text:c="4"/>INPUT_NODE = len(dataset[0][0])</text:p>
      <text:p text:style-name="P1"><text:s text:c="4"/>OUTPUT_NODE = len(dataset[0][1])</text:p>
      <text:p text:style-name="P1"><text:s text:c="4"/>LAYER = [INPUT_NODE] + HLAYERS + [OUTPUT_NODE]</text:p>
      <text:p text:style-name="P1"><text:s text:c="4"/>BATCH_SIZE = min(BATCH_SIZE_MIN, BATCH_RATIO*DATA_NUM)</text:p>
      <text:p text:style-name="P1"/>
      <text:p text:style-name="P1"><text:s text:c="4"/>x = tf.placeholder(tf.float32, [None, INPUT_NODE], name='x-input')</text:p>
      <text:p text:style-name="P1"><text:s text:c="4"/>y_ = tf.placeholder(tf.float32, [None, OUTPUT_NODE], name='y-input')</text:p>
      <text:p text:style-name="P1"/>
      <text:p text:style-name="P1"><text:s text:c="4"/>'''</text:p>
      <text:p text:style-name="P1"><text:s text:c="4"/>weights1 = tf.Variable(tf.truncated_normal([INPUT_NODE, LAYER1_NODE], stddev=0.1))</text:p>
      <text:p text:style-name="P1"><text:s text:c="4"/>biases1 = tf.Variable(tf.constant(0.1, shape=[LAYER1_NODE]))</text:p>
      <text:p text:style-name="P1"><text:s text:c="4"/>weights2 = tf.Variable(tf.truncated_normal([LAYER1_NODE, OUTPUT_NODE], stddev=0.1))</text:p>
      <text:p text:style-name="P1"><text:s text:c="4"/>biases2 = tf.Variable(tf.constant(0.1, shape=[OUTPUT_NODE]))</text:p>
      <text:p text:style-name="P1"><text:s text:c="4"/>'''</text:p>
      <text:p text:style-name="P1"/>
      <text:p text:style-name="P1"><text:s text:c="4"/>weights <text:s/>= [[], []]</text:p>
      <text:p text:style-name="P1"><text:s text:c="4"/>for i in range(len(LAYER) - 1):</text:p>
      <text:p text:style-name="P1"><text:s text:c="9"/>weights[0].append(tf.Variable(tf.truncated_normal([LAYER[i], LAYER[i+1]], stddev=0.1)))</text:p>
      <text:p text:style-name="P1"><text:s text:c="9"/>weights[1].append(tf.Variable(tf.constant(1.0, shape=[LAYER[i+1]])))</text:p>
      <text:p text:style-name="P1"><text:s text:c="4"/></text:p>
      <text:p text:style-name="P1"><text:s text:c="4"/>y = inference(x, None, weights)</text:p>
      <text:p text:style-name="P1"/>
      <text:p text:style-name="P1"><text:s text:c="4"/>global_step = tf.Variable(0, trainable=False)</text:p>
      <text:p text:style-name="P1"/>
      <text:p text:style-name="P1"><text:s text:c="4"/>variable_averages = tf.train.ExponentialMovingAverage(MOVING_AVERAGE_DECAY, global_step)</text:p>
      <text:p text:style-name="P1"><text:s text:c="4"/>variable_averages_op = variable_averages.apply(tf.trainable_variables())</text:p>
      <text:p text:style-name="P1"><text:soft-page-break/></text:p>
      <text:p text:style-name="P1"><text:s text:c="4"/>average_y = inference(x, variable_averages, weights)</text:p>
      <text:p text:style-name="P1"/>
      <text:p text:style-name="P1"><text:s text:c="4"/>cross_entropy = tf.nn.sparse_softmax_cross_entropy_with_logits(logits=y, labels=tf.argmax(y_, 1))</text:p>
      <text:p text:style-name="P1"><text:s text:c="4"/>cross_entropy_mean = tf.reduce_mean(cross_entropy)</text:p>
      <text:p text:style-name="P1"><text:s text:c="4"/>regularizer = tf.contrib.layers.l2_regularizer(REGULARIZATION_RATE)</text:p>
      <text:p text:style-name="P1"><text:s text:c="4"/>regularization = 0</text:p>
      <text:p text:style-name="P1"><text:s text:c="4"/>for i in range(len(weights)):</text:p>
      <text:p text:style-name="P1"><text:s text:c="8"/>regularization = regularization + regularizer(weights[0][i])</text:p>
      <text:p text:style-name="P1"><text:s text:c="4"/>loss = cross_entropy_mean + regularization</text:p>
      <text:p text:style-name="P1"><text:s text:c="4"/></text:p>
      <text:p text:style-name="P1"><text:s text:c="4"/>learning_rate = tf.train.exponential_decay(LEARNING_RATE_BASE, global_step, DATA_NUM / BATCH_SIZE, LEARNING_RATE_DECAY)</text:p>
      <text:p text:style-name="P1"/>
      <text:p text:style-name="P1"><text:s text:c="4"/>train_step = tf.train.GradientDescentOptimizer(learning_rate).minimize(loss, global_step=global_step)</text:p>
      <text:p text:style-name="P1"/>
      <text:p text:style-name="P1"><text:s text:c="4"/>with tf.control_dependencies([train_step, variable_averages_op]):</text:p>
      <text:p text:style-name="P1"><text:s text:c="8"/>train_op = tf.no_op(name='train')</text:p>
      <text:p text:style-name="P1"/>
      <text:p text:style-name="P1"><text:s text:c="4"/>correct_prediction = tf.equal(tf.argmax(average_y, 1), tf.argmax(y_, 1))</text:p>
      <text:p text:style-name="P1"><text:s text:c="4"/>accuracy = tf.reduce_mean(tf.cast(correct_prediction, tf.float32))</text:p>
      <text:p text:style-name="P1"/>
      <text:p text:style-name="P1"><text:s text:c="4"/>saver = tf.train.Saver()</text:p>
      <text:p text:style-name="P1"/>
      <text:p text:style-name="P1"><text:s text:c="4"/>with tf.Session() as sess:</text:p>
      <text:p text:style-name="P1"><text:s text:c="8"/>tf.global_variables_initializer().run()</text:p>
      <text:p text:style-name="P1"><text:s text:c="8"/>testset = dataset[int(DATA_NUM*TRAINSET_RATIO):-1]</text:p>
      <text:p text:style-name="P1"><text:s text:c="8"/>trainset = dataset[0:int(DATA_NUM*TRAINSET_RATIO)]</text:p>
      <text:p text:style-name="P1"><text:s text:c="8"/>X, Y = [a[0] for a in testset], [a[1] for a in testset]</text:p>
      <text:p text:style-name="P1"><text:s text:c="8"/>print(type(X))</text:p>
      <text:p text:style-name="P1"><text:s text:c="8"/>test_feed = {x: X[0:-1], y_: Y[0:-1]}</text:p>
      <text:p text:style-name="P1"/>
      <text:p text:style-name="P1"><text:s text:c="8"/>for i in range(TRAINING_STEPS):</text:p>
      <text:p text:style-name="P1"><text:s text:c="12"/>validate_acc = sess.run(accuracy, feed_dict=test_feed)</text:p>
      <text:p text:style-name="P1"><text:s text:c="12"/>print("after {num} training steps, validation accuracy using average model is {acc}".format(num=i, acc=validate_acc))</text:p>
      <text:p text:style-name="P1"/>
      <text:p text:style-name="P1"><text:s text:c="12"/>start = (i * BATCH_SIZE) % int(DATA_NUM*TRAINSET_RATIO)</text:p>
      <text:p text:style-name="P1"><text:s text:c="12"/>end = min(start+BATCH_SIZE, int(DATA_NUM*TRAINSET_RATIO))</text:p>
      <text:p text:style-name="P1"><text:s text:c="12"/>sess.run(train_op, feed_dict={x: [a[0] for a in trainset[start:end]], y_: [a[1] for a in trainset[start:end]]})</text:p>
      <text:p text:style-name="P1"><text:s text:c="12"/>if 0 == i % 1000:</text:p>
      <text:p text:style-name="P1"><text:s text:c="16"/>saver.save(sess, "{name}/{name}-{stp}".format(name=name, stp=i, t=int(time())))</text:p>
      <text:p text:style-name="P1"><text:s text:c="12"/>with open("{name}/{name}.acc".format(name=name), "a+") as f:</text:p>
      <text:p text:style-name="P1"><text:s text:c="16"/>f.write("{acc}\n".format(stp=i, t=int(time()), acc=validate_acc))</text:p>
      <text:p text:style-name="P1"><text:s text:c="12"/></text:p>
      <text:p text:style-name="P1">def main(argv=None):</text:p>
      <text:p text:style-name="P1"><text:s text:c="4"/>for i in INDEX:</text:p>
      <text:p text:style-name="P1"><text:s text:c="8"/>#system('mkdir test-{ind}-{t}'.format(ind=i, t=time()))</text:p>
      <text:p text:style-name="P1"><text:s text:c="8"/>name = 'test-{mode}-{t}'.format(mode=i, t=time())</text:p>
      <text:p text:style-name="P1"><text:soft-page-break/><text:s text:c="8"/>zfy_bp(get_data(FILE, i), name)</text:p>
      <text:p text:style-name="P1"><text:s text:c="4"/>system('python {}'.format('draw.py'))</text:p>
      <text:p text:style-name="P1"/>
      <text:p text:style-name="P1">if __name__ == '__main__':</text:p>
      <text:p text:style-name="P1"><text:s text:c="4"/>main()</text:p>
      <text:p text:style-name="P2">Result Visualization (Python)</text:p>
      <text:p text:style-name="P1">from os import listdir</text:p>
      <text:p text:style-name="P1">import numpy as np</text:p>
      <text:p text:style-name="P1">import matplotlib.pyplot as plt</text:p>
      <text:p text:style-name="P1">from time import time</text:p>
      <text:p text:style-name="P1">from os import system</text:p>
      <text:p text:style-name="P1"/>
      <text:p text:style-name="P1">def acc_draw(num):</text:p>
      <text:p text:style-name="P1"><text:s text:c="4"/>name = 'figs-{}'.format(int(time()))</text:p>
      <text:p text:style-name="P1"><text:s text:c="4"/>dirs = [[x for x in listdir('.') if 'test-{}'.format(i) == x[0:6]] for i in num]</text:p>
      <text:p text:style-name="P1"><text:s text:c="4"/>print(dirs)</text:p>
      <text:p text:style-name="P1"><text:s text:c="4"/>for x in dirs: x.sort()</text:p>
      <text:p text:style-name="P1"><text:s text:c="4"/>f = [open('{name}/{name}.acc'.format(name=dirs[i][-1]), 'r') for i in range(len(dirs)) if not [] == dirs[i]]</text:p>
      <text:p text:style-name="P1"><text:s text:c="4"/>raw = [f[i].read().split('\n')[:-1] for i in range(len(dirs))]</text:p>
      <text:p text:style-name="P1"><text:s text:c="4"/>print(len(raw))</text:p>
      <text:p text:style-name="P1"><text:s text:c="4"/>system('mkdir {}'.format(name))</text:p>
      <text:p text:style-name="P1"><text:s text:c="4"/>for i in range(len(raw)):</text:p>
      <text:p text:style-name="P1"><text:s text:c="8"/>x = np.array(range(len(raw[i])))</text:p>
      <text:p text:style-name="P1"><text:s text:c="8"/>y = np.array([eval(k) for k in raw[i]])</text:p>
      <text:p text:style-name="P1"><text:s text:c="8"/>plt.figure(i)</text:p>
      <text:p text:style-name="P1"><text:s text:c="8"/>plt.plot(x, y)</text:p>
      <text:p text:style-name="P1"><text:s text:c="8"/>plt.xlabel('steps of training')</text:p>
      <text:p text:style-name="P1"><text:s text:c="8"/>plt.ylabel('accuracy')</text:p>
      <text:p text:style-name="P1"><text:s text:c="8"/></text:p>
      <text:p text:style-name="P1"><text:s text:c="8"/>plt.savefig('{name}/BPNN-{num}.jpg'.format(name=name, num=i))</text:p>
      <text:p text:style-name="P1"/>
      <text:p text:style-name="P1">acc_draw([0, 1, 2, 3])</text:p>
      <text:p text:style-name="P2">ARIMA model (MATLAB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0:46:34.795137578</meta:creation-date>
    <dc:date>2018-11-18T21:13:49.961829461</dc:date>
    <meta:editing-duration>PT15M41S</meta:editing-duration>
    <meta:editing-cycles>1</meta:editing-cycles>
    <meta:document-statistic meta:table-count="0" meta:image-count="0" meta:object-count="0" meta:page-count="8" meta:paragraph-count="236" meta:word-count="942" meta:character-count="8616" meta:non-whitespace-character-count="7083"/>
    <meta:generator>LibreOffice/5.1.6.2$Linux_X86_64 LibreOffice_project/10m0$Build-2</meta:generator>
  </office:meta>
</office:document-meta>
</file>